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text-align="start" style:justify-single-word="false" style:writing-mode="lr-tb"/>
      <style:text-properties style:font-name="Nimbus Mono PS" fo:font-size="12pt" officeooo:paragraph-rsid="000c16a1" style:font-size-asian="12pt" style:font-size-complex="12pt"/>
    </style:style>
    <style:style style:name="P2" style:family="paragraph" style:parent-style-name="Standard">
      <style:paragraph-properties fo:text-align="start" style:justify-single-word="false" style:writing-mode="lr-tb"/>
      <style:text-properties style:font-name="Nimbus Mono PS" officeooo:paragraph-rsid="000c16a1"/>
    </style:style>
    <style:style style:name="P3" style:family="paragraph" style:parent-style-name="Standard">
      <style:paragraph-properties fo:text-align="start" style:justify-single-word="false" style:writing-mode="lr-tb"/>
      <style:text-properties style:font-name="Nimbus Mono PS" officeooo:paragraph-rsid="000d145c"/>
    </style:style>
    <style:style style:name="P4" style:family="paragraph" style:parent-style-name="Standard">
      <style:paragraph-properties fo:text-align="start" style:justify-single-word="false" style:writing-mode="lr-tb"/>
      <style:text-properties style:font-name="Nimbus Mono PS" officeooo:paragraph-rsid="0010f36b"/>
    </style:style>
    <style:style style:name="P5"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2pt" fo:font-style="normal" fo:text-shadow="none" style:text-underline-style="none" fo:font-weight="normal" officeooo:paragraph-rsid="000c16a1" style:font-size-asian="12pt" style:font-style-asian="normal" style:font-weight-asian="normal" style:font-size-complex="12pt" style:text-emphasize="none"/>
    </style:style>
    <style:style style:name="P6"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normal" officeooo:rsid="000c16a1" officeooo:paragraph-rsid="000c16a1" style:font-size-asian="10pt" style:font-style-asian="normal" style:font-weight-asian="normal" style:text-emphasize="none"/>
    </style:style>
    <style:style style:name="P7"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normal" officeooo:paragraph-rsid="000c16a1" style:font-size-asian="10pt" style:font-style-asian="normal" style:font-weight-asian="normal" style:text-emphasize="none"/>
    </style:style>
    <style:style style:name="P8"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normal" officeooo:rsid="000d145c" officeooo:paragraph-rsid="000d145c" style:font-size-asian="10pt" style:font-style-asian="normal" style:font-weight-asian="normal" style:text-emphasize="none"/>
    </style:style>
    <style:style style:name="P9"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normal" officeooo:rsid="000d145c" officeooo:paragraph-rsid="000c16a1" style:font-size-asian="10pt" style:font-style-asian="normal" style:font-weight-asian="normal" style:text-emphasize="none"/>
    </style:style>
    <style:style style:name="P10"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normal" officeooo:rsid="000f1123" officeooo:paragraph-rsid="000c16a1" style:font-size-asian="10pt" style:font-style-asian="normal" style:font-weight-asian="normal" style:text-emphasize="none"/>
    </style:style>
    <style:style style:name="P11" style:family="paragraph" style:parent-style-name="Standard">
      <style:paragraph-properties fo:text-align="start" style:justify-single-word="false" style:writing-mode="lr-tb"/>
      <style:text-properties style:text-outline="false" style:text-line-through-style="none" style:text-line-through-type="none" style:font-name="Nimbus Mono PS" fo:font-size="10pt" fo:font-style="normal" fo:text-shadow="none" style:text-underline-style="none" fo:font-weight="bold" officeooo:rsid="000f1123" officeooo:paragraph-rsid="000f1123" style:font-size-asian="10pt" style:font-style-asian="normal" style:font-weight-asian="bold" style:font-weight-complex="bold" style:text-emphasize="none"/>
    </style:style>
    <style:style style:name="P12" style:family="paragraph" style:parent-style-name="Standard">
      <style:paragraph-properties fo:text-align="start" style:justify-single-word="false" style:writing-mode="lr-tb"/>
      <style:text-properties fo:color="#00a933" loext:opacity="100%" style:font-name="Nimbus Mono PS" fo:font-size="12pt" fo:font-weight="bold" officeooo:rsid="00113489" officeooo:paragraph-rsid="00113489" style:font-size-asian="10.5pt" style:font-weight-asian="bold" style:font-size-complex="12pt" style:font-weight-complex="bold"/>
    </style:style>
    <style:style style:name="P13" style:family="paragraph" style:parent-style-name="Standard">
      <style:paragraph-properties fo:text-align="start" style:justify-single-word="false" style:writing-mode="lr-tb"/>
      <style:text-properties fo:color="#000000" loext:opacity="100%" style:font-name="Nimbus Mono PS" fo:font-size="10pt" fo:font-weight="normal" officeooo:rsid="00113489" officeooo:paragraph-rsid="00113489" style:font-size-asian="8.75pt" style:font-weight-asian="normal" style:font-size-complex="10pt" style:font-weight-complex="normal"/>
    </style:style>
    <style:style style:name="P14" style:family="paragraph" style:parent-style-name="Standard">
      <style:paragraph-properties fo:text-align="start" style:justify-single-word="false" style:writing-mode="lr-tb"/>
      <style:text-properties fo:color="#000000" loext:opacity="100%" style:font-name="Nimbus Mono PS" fo:font-size="10pt" fo:font-weight="normal" officeooo:rsid="0011f151" officeooo:paragraph-rsid="0011f151" style:font-size-asian="8.75pt" style:font-weight-asian="normal" style:font-size-complex="10pt" style:font-weight-complex="normal"/>
    </style:style>
    <style:style style:name="P15" style:family="paragraph" style:parent-style-name="Standard">
      <style:paragraph-properties fo:text-align="start" style:justify-single-word="false" style:writing-mode="lr-tb"/>
      <style:text-properties fo:color="#00a933" loext:opacity="100%" style:text-outline="false" style:text-line-through-style="none" style:text-line-through-type="none" style:font-name="Nimbus Mono PS" fo:font-size="12pt" fo:font-style="normal" fo:text-shadow="none" style:text-underline-style="none" fo:font-weight="bold" officeooo:rsid="00113489" officeooo:paragraph-rsid="00113489" style:font-size-asian="10.5pt" style:font-style-asian="normal" style:font-weight-asian="bold" style:font-size-complex="12pt" style:font-weight-complex="bold" style:text-emphasize="none"/>
    </style:style>
    <style:style style:name="P1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13489" officeooo:paragraph-rsid="00113489" style:font-size-asian="8.75pt" style:font-style-asian="normal" style:font-weight-asian="normal" style:font-size-complex="10pt" style:font-weight-complex="normal" style:text-emphasize="none"/>
    </style:style>
    <style:style style:name="P1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1f151" officeooo:paragraph-rsid="0011f151" style:font-size-asian="8.75pt" style:font-style-asian="normal" style:font-weight-asian="normal" style:font-size-complex="10pt" style:font-weight-complex="normal" style:text-emphasize="none"/>
    </style:style>
    <style:style style:name="P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bold" officeooo:rsid="0011f151" officeooo:paragraph-rsid="0011f151" style:font-size-asian="8.75pt" style:font-style-asian="normal" style:font-weight-asian="bold" style:font-size-complex="10pt" style:font-weight-complex="bold" style:text-emphasize="none"/>
    </style:style>
    <style:style style:name="P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2pt" fo:font-style="normal" fo:text-shadow="none" style:text-underline-style="none" fo:font-weight="normal" officeooo:rsid="00113489" officeooo:paragraph-rsid="00113489" style:font-size-asian="12pt" style:font-style-asian="normal" style:font-weight-asian="normal" style:font-size-complex="12pt" style:font-weight-complex="normal" style:text-emphasize="none"/>
    </style:style>
    <style:style style:name="P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2pt" fo:font-style="normal" fo:text-shadow="none" style:text-underline-style="none" fo:font-weight="normal" officeooo:rsid="0011f151" officeooo:paragraph-rsid="0011f151" style:font-size-asian="12pt" style:font-style-asian="normal" style:font-weight-asian="normal" style:font-size-complex="12pt" style:font-weight-complex="normal" style:text-emphasize="none"/>
    </style:style>
    <style:style style:name="P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13489" officeooo:paragraph-rsid="00137eab" style:font-size-asian="8.75pt" style:font-style-asian="normal" style:font-weight-asian="normal" style:font-size-complex="10pt" style:font-weight-complex="normal" style:text-emphasize="none"/>
    </style:style>
    <style:style style:name="P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13489" officeooo:paragraph-rsid="00155920" style:font-size-asian="8.75pt" style:font-style-asian="normal" style:font-weight-asian="normal" style:font-size-complex="10pt" style:font-weight-complex="normal" style:text-emphasize="none"/>
    </style:style>
    <style:style style:name="P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47dab" officeooo:paragraph-rsid="00147dab" style:font-size-asian="8.75pt" style:font-style-asian="normal" style:font-weight-asian="normal" style:font-size-complex="10pt" style:font-weight-complex="normal" style:text-emphasize="none"/>
    </style:style>
    <style:style style:name="P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55920" officeooo:paragraph-rsid="00155920" style:font-size-asian="8.75pt" style:font-style-asian="normal" style:font-weight-asian="normal" style:font-size-complex="10pt" style:font-weight-complex="normal" style:text-emphasize="none"/>
    </style:style>
    <style:style style:name="P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normal" officeooo:rsid="0016bc67" officeooo:paragraph-rsid="0016bc67" style:font-size-asian="8.75pt" style:font-style-asian="normal" style:font-weight-asian="normal" style:font-size-complex="10pt" style:font-weight-complex="normal" style:text-emphasize="none"/>
    </style:style>
    <style:style style:name="P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bold" officeooo:rsid="00155920" officeooo:paragraph-rsid="00155920" style:font-size-asian="8.75pt" style:font-style-asian="normal" style:font-weight-asian="bold" style:font-size-complex="10pt" style:font-weight-complex="bold" style:text-emphasize="none"/>
    </style:style>
    <style:style style:name="P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0pt" fo:font-style="normal" fo:text-shadow="none" style:text-underline-style="none" fo:font-weight="bold" officeooo:rsid="0016c670" officeooo:paragraph-rsid="0016c670" style:font-size-asian="8.75pt" style:font-style-asian="normal" style:font-weight-asian="bold" style:font-size-complex="10pt" style:font-weight-complex="bold" style:text-emphasize="none"/>
    </style:style>
    <style:style style:name="P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2pt" fo:font-style="normal" fo:text-shadow="none" style:text-underline-style="none" fo:font-weight="normal" officeooo:rsid="00113489" officeooo:paragraph-rsid="00137eab" style:font-size-asian="12pt" style:font-style-asian="normal" style:font-weight-asian="normal" style:font-size-complex="12pt" style:font-weight-complex="normal" style:text-emphasize="none"/>
    </style:style>
    <style:style style:name="P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12pt" fo:font-style="normal" fo:text-shadow="none" style:text-underline-style="none" fo:font-weight="normal" officeooo:rsid="00113489" officeooo:paragraph-rsid="00155920" style:font-size-asian="12pt" style:font-style-asian="normal" style:font-weight-asian="normal" style:font-size-complex="12pt" style:font-weight-complex="normal" style:text-emphasize="none"/>
    </style:style>
    <style:style style:name="P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9pt" fo:font-style="normal" fo:text-shadow="none" style:text-underline-style="none" fo:font-weight="normal" officeooo:rsid="00113489" officeooo:paragraph-rsid="00137eab" style:font-size-asian="8.75pt" style:font-style-asian="normal" style:font-weight-asian="normal" style:font-size-complex="10pt" style:font-weight-complex="normal" style:text-emphasize="none"/>
    </style:style>
    <style:style style:name="P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9pt" fo:font-style="normal" fo:text-shadow="none" style:text-underline-style="none" fo:font-weight="bold" officeooo:rsid="00137eab" officeooo:paragraph-rsid="00137eab" style:font-size-asian="8.75pt" style:font-style-asian="normal" style:font-weight-asian="bold" style:font-size-complex="10pt" style:font-weight-complex="bold" style:text-emphasize="none"/>
    </style:style>
    <style:style style:name="P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Nimbus Mono PS" fo:font-size="9pt" fo:font-style="normal" fo:text-shadow="none" style:text-underline-style="none" fo:font-weight="bold" officeooo:rsid="00147dab" officeooo:paragraph-rsid="00147dab" style:font-size-asian="8.75pt" style:font-style-asian="normal" style:font-weight-asian="bold" style:font-size-complex="10pt" style:font-weight-complex="bold" style:text-emphasize="none"/>
    </style:style>
    <style:style style:name="P33" style:family="paragraph">
      <style:paragraph-properties fo:text-align="center"/>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0f36b"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style:font-style-asian="normal" style:text-emphasize="none"/>
    </style:style>
    <style:style style:name="T4" style:family="text">
      <style:text-properties style:text-outline="false" style:text-line-through-style="none" style:text-line-through-type="none" fo:font-style="normal" fo:text-shadow="none" style:text-underline-style="none" officeooo:rsid="000f1123" style:font-style-asian="normal" style:text-emphasize="none"/>
    </style:style>
    <style:style style:name="T5" style:family="text">
      <style:text-properties style:text-outline="false" style:text-line-through-style="none" style:text-line-through-type="none" fo:font-style="normal" fo:text-shadow="none" style:text-underline-style="none" officeooo:rsid="0011f151" style:font-style-asian="normal" style:text-emphasize="none"/>
    </style:style>
    <style:style style:name="T6" style:family="text">
      <style:text-properties style:text-outline="false" style:text-line-through-style="none" style:text-line-through-type="none" fo:font-style="normal" fo:text-shadow="none" style:text-underline-style="none" officeooo:rsid="00131954" style:font-style-asian="normal" style:text-emphasize="none"/>
    </style:style>
    <style:style style:name="T7"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8"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9" style:family="text">
      <style:text-properties style:text-outline="false" style:text-line-through-style="none" style:text-line-through-type="none" fo:font-size="10pt" fo:font-style="normal" fo:text-shadow="none" style:text-underline-style="none" fo:font-weight="normal" officeooo:rsid="000c16a1" style:font-size-asian="10pt" style:font-style-asian="normal" style:font-weight-asian="normal" style:text-emphasize="none"/>
    </style:style>
    <style:style style:name="T10" style:family="text">
      <style:text-properties style:text-outline="false" style:text-line-through-style="none" style:text-line-through-type="none" fo:font-size="10pt" fo:font-style="normal" fo:text-shadow="none" style:text-underline-style="none" fo:font-weight="normal" officeooo:rsid="000d145c" style:font-size-asian="10pt" style:font-style-asian="normal" style:font-weight-asian="normal" style:text-emphasize="none"/>
    </style:style>
    <style:style style:name="T11" style:family="text">
      <style:text-properties style:text-outline="false" style:text-line-through-style="none" style:text-line-through-type="none" fo:font-size="10pt" fo:font-style="normal" fo:text-shadow="none" style:text-underline-style="none" fo:font-weight="normal" officeooo:rsid="000f1123" style:font-size-asian="10pt" style:font-style-asian="normal" style:font-weight-asian="normal" style:text-emphasize="none"/>
    </style:style>
    <style:style style:name="T12" style:family="text">
      <style:text-properties style:text-outline="false" style:text-line-through-style="none" style:text-line-through-type="none" fo:font-size="10pt" fo:font-style="normal" fo:text-shadow="none" style:text-underline-style="none" fo:font-weight="normal" officeooo:rsid="0010f36b" style:font-size-asian="10pt" style:font-style-asian="normal" style:font-weight-asian="normal" style:text-emphasize="none"/>
    </style:style>
    <style:style style:name="T13" style:family="text">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weight-complex="bold" style:text-emphasize="none"/>
    </style:style>
    <style:style style:name="T14" style:family="text">
      <style:text-properties style:text-outline="false" style:text-line-through-style="none" style:text-line-through-type="none" fo:font-size="10pt" fo:font-style="normal" fo:text-shadow="none" style:text-underline-style="none" fo:font-weight="bold" officeooo:rsid="0010f36b" style:font-size-asian="10pt" style:font-style-asian="normal" style:font-weight-asian="bold" style:font-weight-complex="bold" style:text-emphasize="none"/>
    </style:style>
    <style:style style:name="T15" style:family="text">
      <style:text-properties officeooo:rsid="00137eab"/>
    </style:style>
    <style:style style:name="T16" style:family="text">
      <style:text-properties style:font-size-asian="10pt"/>
    </style:style>
    <style:style style:name="T17" style:family="text">
      <style:text-properties officeooo:rsid="00137eab" style:font-size-asian="10pt"/>
    </style:style>
    <style:style style:name="T18" style:family="text">
      <style:text-properties officeooo:rsid="00113489" style:font-size-asian="10pt"/>
    </style:style>
    <style:style style:name="T19" style:family="text">
      <style:text-properties officeooo:rsid="0016c670" style:font-size-asian="10pt"/>
    </style:style>
    <style:style style:name="T20" style:family="text">
      <style:text-properties fo:font-weight="bold" style:font-size-asian="10pt" style:font-weight-asian="bold" style:font-weight-complex="bold"/>
    </style:style>
    <style:style style:name="T21" style:family="text">
      <style:text-properties fo:font-size="12pt" style:font-size-asian="12pt" style:font-size-complex="12pt"/>
    </style:style>
    <style:style style:name="T22" style:family="text">
      <style:text-properties fo:color="#ff0000" loext:opacity="100%" fo:font-size="12pt" style:font-size-asian="12pt" style:font-size-complex="12pt"/>
    </style:style>
    <style:style style:name="T23" style:family="text">
      <style:text-properties fo:color="#ff0000" loext:opacity="100%" fo:font-size="12pt" fo:font-weight="bold" style:font-size-asian="12pt" style:font-weight-asian="bold" style:font-size-complex="12pt" style:font-weight-complex="bold"/>
    </style:style>
    <style:style style:name="gr1" style:family="graphic">
      <style:graphic-properties draw:stroke="dash" draw:stroke-dash="Long_20_Dot_20__28_Rounded_29_" svg:stroke-linecap="rou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hat is git and github?</text:p>
      <text:p text:style-name="P6">Git is a cmd line tool used in version control system.</text:p>
      <text:p text:style-name="P6">GitHub and somany other such online platform, allows us to host these folders, repositores or our projects online, so that other people from around the world can share, look, contribute..... to our work. Example of such online platforms are GitHub, bitbucket, gitlab etc.</text:p>
      <text:p text:style-name="P7"/>
      <text:p text:style-name="P5">some basic linux cmds:</text:p>
      <text:p text:style-name="P7"/>
      <text:p text:style-name="P2"><text:span text:style-name="T8">cd -&gt; </text:span><text:span text:style-name="T9">stands for change directory</text:span></text:p>
      <text:p text:style-name="P2"><text:span text:style-name="T8">mkdir -&gt; </text:span><text:span text:style-name="T9">stands for make directory</text:span></text:p>
      <text:p text:style-name="P2"><text:span text:style-name="T8">ls -&gt; </text:span><text:span text:style-name="T9">list the content of the directory</text:span></text:p>
      <text:p text:style-name="P2"><text:span text:style-name="T9">ls </text:span><text:span text:style-name="T8">-a -&gt; </text:span><text:span text:style-name="T9">list the hidden contents of a folder</text:span></text:p>
      <text:p text:style-name="P2"><text:span text:style-name="T8">rm -rf &lt;filename&gt; -&gt; </text:span><text:span text:style-name="T9">removes all the contents of the directory/file</text:span></text:p>
      <text:p text:style-name="P7"/>
      <text:p text:style-name="P1"><text:span text:style-name="T2">W</text:span><text:span text:style-name="T1">hat is .git?</text:span></text:p>
      <text:p text:style-name="P8">It is a repository that git gives us, that contain all the history of our folder(delete, create, changes)</text:p>
      <text:p text:style-name="P7"/>
      <text:p text:style-name="P1"><text:span text:style-name="T1">w</text:span><text:span text:style-name="T2">h</text:span><text:span text:style-name="T1">at are “.” fo</text:span><text:span text:style-name="T2">ld</text:span><text:span text:style-name="T1">ers?</text:span></text:p>
      <text:p text:style-name="P8">Hidden folder</text:p>
      <text:p text:style-name="P7"/>
      <text:p text:style-name="P5">some git cmds :</text:p>
      <text:p text:style-name="P7"/>
      <text:p text:style-name="P3"><text:span text:style-name="T13">git init</text:span><text:span text:style-name="T8"> -&gt; </text:span><text:span text:style-name="T10">initializes an empty repository</text:span></text:p>
      <text:p text:style-name="P8"/>
      <text:p text:style-name="P3"><text:span text:style-name="T13">git status</text:span><text:span text:style-name="T8"> -&gt; </text:span><text:span text:style-name="T10">complete status and next actions</text:span></text:p>
      <text:p text:style-name="P8"/>
      <text:p text:style-name="P2"><text:span text:style-name="T13">git add . or git add &lt;filenam</text:span><text:span text:style-name="T14">e</text:span><text:span text:style-name="T13">&gt;</text:span><text:span text:style-name="T8"> -&gt; “.” </text:span><text:span text:style-name="T10">means everything in the current project directory that is not having its history(or we can call them untracked files). The add cmd will put these untracked changes on to the stage, so that a screenshot or photo of it can be taken.</text:span></text:p>
      <text:p text:style-name="P9"/>
      <text:p text:style-name="P2"><text:span text:style-name="T13">git commit -m “give a msg”</text:span><text:span text:style-name="T8"> -&gt; </text:span><text:span text:style-name="T10">commit is like taking the picture.”-m” is used to give a msg.</text:span></text:p>
      <text:p text:style-name="P9"/>
      <text:p text:style-name="P2"><text:span text:style-name="T13">git restore</text:span><text:span text:style-name="T8"> --staged &lt;filename&gt; -&gt;</text:span><text:span text:style-name="T10">it is used when we want to remove the untarcked changes which are placed on the stage.</text:span></text:p>
      <text:p text:style-name="P9"/>
      <text:p text:style-name="P2"><text:span text:style-name="T13">git log</text:span><text:span text:style-name="T8"> -&gt; </text:span><text:span text:style-name="T10">it gives us the entire history of the project</text:span></text:p>
      <text:p text:style-name="P9"/>
      <text:p text:style-name="P2"><text:span text:style-name="T13">git stash</text:span><text:span text:style-name="T8"> -&gt; </text:span><text:span text:style-name="T11">If we don’t want some changes to be commited, but also don’t want to loose that changes, then we can place them in backstage and use it whenever needed. Before “git stash” we need to first bring them to the stage(“git add .”)</text:span></text:p>
      <text:p text:style-name="P10"/>
      <text:p text:style-name="P2"><text:span text:style-name="T13">git stash clear</text:span><text:span text:style-name="T8"> -&gt; </text:span><text:span text:style-name="T11">used to remove the changes placed in backstage completely</text:span></text:p>
      <text:p text:style-name="P10"/>
      <text:p text:style-name="P4"><text:span text:style-name="T13">git remote -v </text:span><text:span text:style-name="T8">-&gt; </text:span><text:span text:style-name="T11">this will give us all the urls attached to the folder in which </text:span><text:span text:style-name="T12">which you are giving this cmd.</text:span></text:p>
      <text:p text:style-name="P10"/>
      <text:p text:style-name="P11">Inorder to add a project to githab through git:</text:p>
      <text:p text:style-name="P2"><text:span text:style-name="T8">git remote add origin &lt;url from github&gt; -&gt; </text:span><text:span text:style-name="T11">orgin is the name we given to the &lt;url from github&gt;(it is like the names we give to phonenumber for easy identification)</text:span></text:p>
      <text:p text:style-name="P10"/>
      <text:p text:style-name="P2"><text:span text:style-name="T8">git push origin master -&gt; </text:span><text:span text:style-name="T11">after the avove step if we refresh github we won’t see the file there. This is because we haven’t shared the changes to this url. To push to github we use this cmd. Here origin is the url from github, master is the branch name.</text:span></text:p>
      <text:p text:style-name="P12"><text:soft-page-break/><text:span text:style-name="T4">T</text:span><text:span text:style-name="T3">roubleshooting</text:span></text:p>
      <text:p text:style-name="P15"/>
      <text:p text:style-name="P16">issue – prompting for password authentication while pushing the changes to github through my terminal</text:p>
      <text:p text:style-name="P16"/>
      <text:p text:style-name="P13"><text:span text:style-name="T3">fix - </text:span><text:a xlink:type="simple" xlink:href="https://www.youtube.com/watch?v=ytSoabxSQ6E&amp;list=WL&amp;index=2" text:style-name="Internet_20_link" text:visited-style-name="Visited_20_Internet_20_Link">https://www.youtube.com/watch?v=ytSoabxSQ6E&amp;list=WL&amp;index=2</text:a></text:p>
      <text:p text:style-name="P13"><text:span text:style-name="T3">generate token from </text:span><text:a xlink:type="simple" xlink:href="https://github.com/settings/tokens" text:style-name="Internet_20_link" text:visited-style-name="Visited_20_Internet_20_Link">https://github.com/settings/tokens</text:a><text:span text:style-name="T3"> and use it as pwd when promted.</text:span></text:p>
      <text:p text:style-name="P16"/>
      <text:p text:style-name="P19">Branch</text:p>
      <text:p text:style-name="P16">When it is used? </text:p>
      <text:p text:style-name="P13"><text:span text:style-name="T3">When ever we are working on a new feature, or resolving a bug e</text:span><text:span text:style-name="T5">tc always create a separate branch.</text:span></text:p>
      <text:p text:style-name="P17"/>
      <text:p text:style-name="P17">Why?</text:p>
      <text:p text:style-name="P17">You should not commit to the main branch, because our code changes which are not finalized might have some errors. So all the codes which are not finalized should go into a separate branch</text:p>
      <text:p text:style-name="P17">How to create a new branch?</text:p>
      <text:p text:style-name="P18">git branch &lt;branchname&gt;</text:p>
      <text:p text:style-name="P16"/>
      <text:p text:style-name="P20">HEAD</text:p>
      <text:p text:style-name="P17">Head is just a pointer that says, all the new commits should go to the branch which HEAD is pointing to.</text:p>
      <text:p text:style-name="P17"/>
      <text:p text:style-name="P14"><text:span text:style-name="T3">If we want to change the HEAD to a new branch we created use, “</text:span><text:span text:style-name="T7">git checkout &lt;newbranchname&gt;</text:span><text:span text:style-name="T3">”</text:span></text:p>
      <text:p text:style-name="P17"/>
      <text:p text:style-name="P20">Merge</text:p>
      <text:p text:style-name="P17">Merge is used to merge our changes which are on a separate branch to the main branch(master)</text:p>
      <text:p text:style-name="P18">git merge &lt;newbranchname&gt;</text:p>
      <text:p text:style-name="P18"/>
      <text:p text:style-name="P20">Fork</text:p>
      <text:p text:style-name="P14"><text:span text:style-name="T3">It is a feature in github that can be used to copy any project in github(</text:span><text:span text:style-name="T6">project</text:span><text:span text:style-name="T3"> can be of other accounts and can be private) to our on account. This way we can use that code and make changes in the code, without affecting the actual code.</text:span></text:p>
      <text:p text:style-name="P16"/>
      <text:p text:style-name="P28"><text:span text:style-name="T15">C</text:span>lone</text:p>
      <text:p text:style-name="P30"><text:span text:style-name="T17">R</text:span><text:span text:style-name="T16">etrieve/</text:span><text:span text:style-name="T17">Download</text:span><text:span text:style-name="T16"> an entire repository from a hosted location via UR</text:span><text:span text:style-name="T17">L</text:span></text:p>
      <text:p text:style-name="P31"><text:span text:style-name="T16">git clone &lt;url&gt;</text:span></text:p>
      <text:p text:style-name="P32"><text:span text:style-name="T16">git clone https://github.com/Anu-Anto/commclassroomOP.git</text:span></text:p>
      <text:p text:style-name="P21"><text:span text:style-name="T16"/></text:p>
      <text:p text:style-name="P28">Upstream url</text:p>
      <text:p text:style-name="P23"><text:span text:style-name="T16">The url of the main project from where we have forked the project is known as upstream url.</text:span></text:p>
      <text:p text:style-name="P23"><text:span text:style-name="T16"/></text:p>
      <text:p text:style-name="P28">Pull request</text:p>
      <text:p text:style-name="P23"><text:span text:style-name="T16">making changes -&gt; add changes -&gt; commit -&gt; push -&gt; refresh github -&gt; click “compare &amp; pull request” -&gt; give a describtion -&gt; click “create pull request” -&gt; the main project owner will then merge our changes after review.</text:span></text:p>
      <text:p text:style-name="P21"><text:span text:style-name="T16"/></text:p>
      <text:p text:style-name="P23"><text:span text:style-name="T23">Important note</text:span><text:span text:style-name="T16">:</text:span></text:p>
      <text:p text:style-name="P23"><text:span text:style-name="T16">The changes/commits which we need to make in the forked project should be done on a new branch in our own account(never do it on the main/same branch), so that we can open a new pull request. The reason is because, we can have only open a new pull request with new branches. It we commit in same bracnch instead of creating new branch then our commits will go to same pull request, and it will be very difficukt to review our changes like that.</text:span></text:p>
      <text:p text:style-name="P21"><text:soft-page-break/><text:span text:style-name="T16"/></text:p>
      <text:p text:style-name="P22"><text:span text:style-name="T21">Reset</text:span><text:span text:style-name="T16"> </text:span></text:p>
      <text:p text:style-name="P22"><text:span text:style-name="T16">to remove commit</text:span><text:span text:style-name="T17">s</text:span></text:p>
      <text:p text:style-name="P27"><text:span text:style-name="T17">g</text:span><text:span text:style-name="T16">it reset &lt;Alphanumeric_code_below_the_commits_you_need_to_remove&gt;</text:span></text:p>
      <text:p text:style-name="P22"><text:span text:style-name="T16"/></text:p>
      <text:p text:style-name="P29">Fetch</text:p>
      <text:p text:style-name="P24"><text:span text:style-name="T16">After merging our changes with main project by the main project owner, the forked project won’t be updated. This is beacause, as we cannot directly edit the projects of someone else, they cannot directly edit our account also.So inorder to make the main project and forked project even/sink there are 3 ways to do that.(one point to remember here is, our main branch(forked project) doesn’t have the new changes we made, it will be only in that particular branch from which we did the changes)</text:span></text:p>
      <text:p text:style-name="P24"><text:span text:style-name="T16">1. First you can click “</text:span><text:span text:style-name="T20">fetch upstream</text:span><text:span text:style-name="T16">” in the forked project</text:span></text:p>
      <text:p text:style-name="P24"><text:span text:style-name="T16">2. <text:s text:c="3"/></text:span><text:span text:style-name="T20">git checkout main</text:span></text:p>
      <text:p text:style-name="P24"><text:span text:style-name="T20"><text:tab/>git fetch –all –prune</text:span><text:span text:style-name="T16">, “--all” means all the branch, “--prune” means <text:tab/>things which are deleted</text:span></text:p>
      <text:p text:style-name="P24"><text:span text:style-name="T16"><text:tab/></text:span><text:span text:style-name="T20">git reset –hard upstream/main</text:span></text:p>
      <text:p text:style-name="P26"><text:span text:style-name="T16"><text:tab/>git push origin main</text:span></text:p>
      <text:p text:style-name="P24"><text:span text:style-name="T16">3. <text:s text:c="3"/></text:span><text:span text:style-name="T20">git chackout main</text:span></text:p>
      <text:p text:style-name="P26"><text:span text:style-name="T16"><text:tab/>git pull upstream main</text:span></text:p>
      <text:p text:style-name="P26"><text:span text:style-name="T16"><text:tab/>git push origin main</text:span></text:p>
      <text:p text:style-name="P24"><text:span text:style-name="T18"/></text:p>
      <text:p text:style-name="P28">rebase</text:p>
      <text:p text:style-name="P25"><text:span text:style-name="T16">used to commit multiple commits in single commit. There also comes “pick” and “s” terminolagy</text:span></text:p>
      <text:p text:style-name="P27"><text:span text:style-name="T16">git rebase -i &lt;Alphanumeric_code_below_the_commits_you_need_to_merger&gt;</text:span></text:p>
      <text:p text:style-name="P21"><text:span text:style-name="T16"><text:tab/>- pick and squash</text:span></text:p>
      <text:p text:style-name="P21"><text:span text:style-name="T16"/></text:p>
      <text:p text:style-name="P28">conflict resolution</text:p>
      <text:p text:style-name="P25"><text:span text:style-name="T16">I</text:span><text:span text:style-name="T19">f</text:span><text:span text:style-name="T16"> conflictes comes(like two people changed the same line), then you will be prompted to resolve the conflict manually, when you try to merge your changes.</text:span></text:p>
      <text:p text:style-name="P16"/>
      <text:p text:style-name="P16"><draw:line text:anchor-type="paragraph" draw:z-index="0" draw:name="Line 1" draw:style-name="gr1" draw:text-style-name="P33" svg:x1="0.072cm" svg:y1="0.227cm" svg:x2="16.503cm" svg:y2="0.201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3:14:37.532063472</meta:creation-date>
    <dc:date>2022-07-10T15:06:18.926065662</dc:date>
    <meta:editing-duration>PT22M44S</meta:editing-duration>
    <meta:editing-cycles>4</meta:editing-cycles>
    <meta:generator>LibreOffice/7.3.3.2$Linux_X86_64 LibreOffice_project/30$Build-2</meta:generator>
    <meta:document-statistic meta:table-count="0" meta:image-count="0" meta:object-count="0" meta:page-count="3" meta:paragraph-count="74" meta:word-count="992" meta:character-count="5647" meta:non-whitespace-character-count="4716"/>
  </office:meta>
</office:document-meta>
</file>